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854in" style:rel-column-width="3774*"/>
    </style:style>
    <style:style style:name="Table1.B" style:family="table-column">
      <style:table-column-properties style:column-width="1.3333in" style:rel-column-width="13056*"/>
    </style:style>
    <style:style style:name="Table1.C" style:family="table-column">
      <style:table-column-properties style:column-width="1.1354in" style:rel-column-width="11118*"/>
    </style:style>
    <style:style style:name="Table1.D" style:family="table-column">
      <style:table-column-properties style:column-width="3.8382in" style:rel-column-width="375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8a3a"/>
    </style:style>
    <style:style style:name="P2" style:family="paragraph" style:parent-style-name="Text_20_body">
      <style:text-properties officeooo:rsid="0018995b" officeooo:paragraph-rsid="0018995b"/>
    </style:style>
    <style:style style:name="P3" style:family="paragraph" style:parent-style-name="Text_20_body">
      <style:text-properties officeooo:rsid="001b32e7" officeooo:paragraph-rsid="001b32e7"/>
    </style:style>
    <style:style style:name="P4" style:family="paragraph" style:parent-style-name="Text_20_body">
      <style:text-properties officeooo:paragraph-rsid="001b32e7"/>
    </style:style>
    <style:style style:name="P5" style:family="paragraph" style:parent-style-name="Text_20_body">
      <style:text-properties officeooo:paragraph-rsid="00214545"/>
    </style:style>
    <style:style style:name="P6" style:family="paragraph" style:parent-style-name="Standard" style:list-style-name="L1">
      <style:text-properties officeooo:rsid="0039fb48" officeooo:paragraph-rsid="0039fb48"/>
    </style:style>
    <style:style style:name="P7" style:family="paragraph" style:parent-style-name="Text_20_body" style:list-style-name="L1">
      <style:text-properties officeooo:rsid="00165a93" officeooo:paragraph-rsid="00188a3a"/>
    </style:style>
    <style:style style:name="P8" style:family="paragraph" style:parent-style-name="Text_20_body" style:list-style-name="L1">
      <style:text-properties officeooo:rsid="00165a93" officeooo:paragraph-rsid="00165a93"/>
    </style:style>
    <style:style style:name="P9" style:family="paragraph" style:parent-style-name="Text_20_body" style:list-style-name="L1">
      <style:text-properties officeooo:rsid="00184f5c" officeooo:paragraph-rsid="00188a3a"/>
    </style:style>
    <style:style style:name="P10" style:family="paragraph" style:parent-style-name="Text_20_body" style:list-style-name="L1">
      <style:text-properties officeooo:rsid="00214545" officeooo:paragraph-rsid="00214545"/>
    </style:style>
    <style:style style:name="P11" style:family="paragraph" style:parent-style-name="Text_20_body" style:list-style-name="L1">
      <style:text-properties officeooo:rsid="0022805f" officeooo:paragraph-rsid="0022805f"/>
    </style:style>
    <style:style style:name="P12" style:family="paragraph" style:parent-style-name="Text_20_body">
      <style:text-properties officeooo:rsid="002b1876" officeooo:paragraph-rsid="002c95a1"/>
    </style:style>
    <style:style style:name="P13" style:family="paragraph" style:parent-style-name="Text_20_body">
      <style:text-properties officeooo:rsid="002f6369" officeooo:paragraph-rsid="002f6369"/>
    </style:style>
    <style:style style:name="P14" style:family="paragraph" style:parent-style-name="Text_20_body">
      <style:text-properties officeooo:paragraph-rsid="002f6369"/>
    </style:style>
    <style:style style:name="P15" style:family="paragraph" style:parent-style-name="Text_20_body">
      <style:text-properties officeooo:rsid="002f84c1" officeooo:paragraph-rsid="002f84c1"/>
    </style:style>
    <style:style style:name="P16" style:family="paragraph" style:parent-style-name="Text_20_body">
      <style:text-properties officeooo:rsid="003138f4" officeooo:paragraph-rsid="003138f4"/>
    </style:style>
    <style:style style:name="P17" style:family="paragraph" style:parent-style-name="Text_20_body">
      <style:text-properties officeooo:paragraph-rsid="003138f4"/>
    </style:style>
    <style:style style:name="P18" style:family="paragraph" style:parent-style-name="Text_20_body">
      <style:text-properties officeooo:rsid="0034c3c8" officeooo:paragraph-rsid="00367083"/>
    </style:style>
    <style:style style:name="P19" style:family="paragraph" style:parent-style-name="Text_20_body">
      <style:text-properties officeooo:paragraph-rsid="0034c3c8"/>
    </style:style>
    <style:style style:name="P20" style:family="paragraph" style:parent-style-name="Text_20_body">
      <style:text-properties officeooo:rsid="00367083" officeooo:paragraph-rsid="00367083"/>
    </style:style>
    <style:style style:name="P21" style:family="paragraph" style:parent-style-name="Heading_20_2">
      <style:text-properties officeooo:rsid="003294a5" officeooo:paragraph-rsid="003294a5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Heading_20_3">
      <style:text-properties officeooo:rsid="00188a3a" officeooo:paragraph-rsid="00188a3a"/>
    </style:style>
    <style:style style:name="P24" style:family="paragraph" style:parent-style-name="Heading_20_3">
      <style:text-properties officeooo:rsid="001b32e7" officeooo:paragraph-rsid="001b32e7"/>
    </style:style>
    <style:style style:name="P25" style:family="paragraph" style:parent-style-name="Heading_20_3">
      <style:text-properties officeooo:rsid="00214545" officeooo:paragraph-rsid="00214545"/>
    </style:style>
    <style:style style:name="P26" style:family="paragraph" style:parent-style-name="Heading_20_3">
      <style:text-properties officeooo:rsid="002f6369" officeooo:paragraph-rsid="002f6369"/>
    </style:style>
    <style:style style:name="P27" style:family="paragraph" style:parent-style-name="Heading_20_3">
      <style:text-properties officeooo:rsid="003138f4" officeooo:paragraph-rsid="003138f4"/>
    </style:style>
    <style:style style:name="T1" style:family="text">
      <style:text-properties officeooo:rsid="001473af"/>
    </style:style>
    <style:style style:name="T2" style:family="text">
      <style:text-properties officeooo:rsid="00188a3a"/>
    </style:style>
    <style:style style:name="T3" style:family="text">
      <style:text-properties officeooo:rsid="0018eb84"/>
    </style:style>
    <style:style style:name="T4" style:family="text">
      <style:text-properties officeooo:rsid="001fa107"/>
    </style:style>
    <style:style style:name="T5" style:family="text">
      <style:text-properties officeooo:rsid="00214545"/>
    </style:style>
    <style:style style:name="T6" style:family="text">
      <style:text-properties officeooo:rsid="0025b232"/>
    </style:style>
    <style:style style:name="T7" style:family="text">
      <style:text-properties officeooo:rsid="002c95a1"/>
    </style:style>
    <style:style style:name="T8" style:family="text">
      <style:text-properties officeooo:rsid="003138f4"/>
    </style:style>
    <style:style style:name="T9" style:family="text">
      <style:text-properties officeooo:rsid="0031fbc8"/>
    </style:style>
    <style:style style:name="T10" style:family="text">
      <style:text-properties officeooo:rsid="003294a5"/>
    </style:style>
    <style:style style:name="T11" style:family="text">
      <style:text-properties officeooo:rsid="0033ef0c"/>
    </style:style>
    <style:style style:name="T12" style:family="text">
      <style:text-properties officeooo:rsid="0034c3c8"/>
    </style:style>
    <style:style style:name="T13" style:family="text">
      <style:text-properties officeooo:rsid="00367083"/>
    </style:style>
    <style:style style:name="T14" style:family="text">
      <style:text-properties officeooo:rsid="00381cb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p text:style-name="P12">A software development plan defines many things containing used tools and development process. <text:span text:style-name="T7">T</text:span>his coding guideline <text:span text:style-name="T7">does not focus on the software development plan but makes suggestions what may be defined in the software development plan concerning coding style.</text:span></text:p>
      <text:h text:style-name="Heading_20_1" text:outline-level="1">References</text:h>
      <text:p text:style-name="Text_20_body">References are marked with [ ]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uthor</text:p>
          </table:table-cell>
          <table:table-cell table:style-name="Table1.A1" office:value-type="string">
            <text:p text:style-name="P22">Title</text:p>
          </table:table-cell>
          <table:table-cell table:style-name="Table1.D1" office:value-type="string">
            <text:p text:style-name="P22">Year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Robert C. Martin</text:p>
          </table:table-cell>
          <table:table-cell table:style-name="Table1.C2" office:value-type="string">
            <text:p text:style-name="Table_20_Contents">Clean Code</text:p>
          </table:table-cell>
          <table:table-cell table:style-name="Tab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P21" text:outline-level="2">Naming</text:h>
      <text:h text:style-name="Heading_20_3" text:outline-level="3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Heading_20_3" text:outline-level="3">Use Intention-Revealing Names</text:h>
      <text:p text:style-name="Text_20_body">[1, Chapter 2, Subchapter: Use Intention-Revealing Names]</text:p>
      <text:p text:style-name="Text_20_body">The name of a variable, function, class, ... <text:span text:style-name="T1">should as clearly as possible explain its intent.</text:span></text:p>
      <text:p text:style-name="Text_20_body">Counting-variables e.g. like in for-loops are allowed to be short like n, i, ... if the loop doesn't contain nested loops. <text:span text:style-name="T4">Don't use l or O!</text:span></text:p>
      <text:h text:style-name="Heading_20_3" text:outline-level="3">Avoid Disinformation</text:h>
      <text:p text:style-name="Text_20_body">[1, Chapter 2, Subchapter: Avoid Disinformation]</text:p>
      <text:list xml:id="list4206914364" text:style-name="L1">
        <text:list-item>
          <text:p text:style-name="P7">Use unique names.</text:p>
        </text:list-item>
        <text:list-item>
          <text:p text:style-name="P9">Prevent similar names.</text:p>
        </text:list-item>
        <text:list-item>
          <text:p text:style-name="P8">A variable named accountList has to be a List and not an array. It could also be named accounts.</text:p>
        </text:list-item>
      </text:list>
      <text:h text:style-name="P23" text:outline-level="3">Make Meaningful Distinction</text:h>
      <text:p text:style-name="P1">[1, Chapter 2, Subchapter: <text:span text:style-name="T2">Make Meaningful Distinction</text:span>]</text:p>
      <text:p text:style-name="P2">The difference between two variables with different names shall be clear. <text:span text:style-name="T3">(Unclear would be e.g. account and accountInfo).</text:span></text:p>
      <text:h text:style-name="P24" text:outline-level="3">Use Pronounceable Names</text:h>
      <text:p text:style-name="P4">[1, Chapter 2, Subchapter: Use Pronounceable Names]</text:p>
      <text:p text:style-name="P3"><text:soft-page-break/>Use names that are pronounceable like normal words.</text:p>
      <text:h text:style-name="P24" text:outline-level="3">Use Searchable Names</text:h>
      <text:p text:style-name="P4">[1, Chapter 2, Subchapter: Use Searchable Names]</text:p>
      <text:h text:style-name="P25" text:outline-level="3">Method Names</text:h>
      <text:p text:style-name="P5">[1, Chapter 2, Subchapter: <text:span text:style-name="T5">Method Names</text:span>]</text:p>
      <text:list xml:id="list113404794170142" text:continue-numbering="true" text:style-name="L1">
        <text:list-item>
          <text:p text:style-name="P10">Methods have verb or verb phrase names.</text:p>
        </text:list-item>
        <text:list-item>
          <text:p text:style-name="P11">Use static factory methods on overloaded constructors. <text:span text:style-name="T6">(Make the corresponding construtors private.)</text:span>good: Complex fulcrumPoint = Complex.FromRealNumber(23.0);</text:p>
          <text:list>
            <text:list-item>
              <text:p text:style-name="P11">worse: Complex fulcrumPoint = Complex(23.0);</text:p>
            </text:list-item>
          </text:list>
        </text:list-item>
      </text:list>
      <text:h text:style-name="P26" text:outline-level="3">Pick One Word per Concept</text:h>
      <text:p text:style-name="P14">[1, Chapter 2, Subchapter: Pick One Word per Concept]</text:p>
      <text:p text:style-name="P15">Make your decisions according to best practice and used API or existing code base.</text:p>
      <text:p text:style-name="P13">If necessary this may be defined in the software development plan, e.g.: "Getter-Functions shall always start with <text:span text:style-name="T8">fetch</text:span>... <text:span text:style-name="T8">because the existing code base defines it like that</text:span>".</text:p>
      <text:h text:style-name="P27" text:outline-level="3">Don't Pun</text:h>
      <text:p text:style-name="P17">[1, Chapter 2, Subchapter: <text:span text:style-name="T8">Don't Pun</text:span>]</text:p>
      <text:p text:style-name="P16">Methods with the same name on different objects/<text:span text:style-name="T9">units</text:span> shall be semantically equivalent.</text:p>
      <text:h text:style-name="P21" text:outline-level="2">Functions</text:h>
      <text:h text:style-name="Heading_20_3" text:outline-level="3">Small!</text:h>
      <text:p text:style-name="P19">[1, Chapter <text:span text:style-name="T12">3</text:span>, Subchapter: <text:span text:style-name="T12">Small!</text:span>]</text:p>
      <text:list xml:id="list113404998748427" text:continue-numbering="true" text:style-name="L1">
        <text:list-item>
          <text:p text:style-name="P6"><text:span text:style-name="T10">Keep functions short in width and length. Create "sub"-functions and keep them small.</text:span></text:p>
        </text:list-item>
        <text:list-item>
          <text:p text:style-name="P6"><text:span text:style-name="T10">The indent level of a function should not be greater than one (or two).</text:span></text:p>
        </text:list-item>
      </text:list>
      <text:h text:style-name="Heading_20_3" text:outline-level="3">Level of abstraction</text:h>
      <text:p text:style-name="P18">[1, Chapter 3, Subchapter: <text:span text:style-name="T13">Do One Thing</text:span>]</text:p>
      <text:p text:style-name="P20">Do one thing: A function shall only do those steps that are one level <text:span text:style-name="T14">of abstraction</text:span> below its stated name.</text:p>
      <text:h text:style-name="Heading_20_1" text:outline-level="1"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5M25S</meta:editing-duration>
    <meta:editing-cycles>42</meta:editing-cycles>
    <meta:generator>LibreOffice/6.0.7.3$Linux_X86_64 LibreOffice_project/00m0$Build-3</meta:generator>
    <dc:date>2019-08-04T11:31:19.987750559</dc:date>
    <meta:document-statistic meta:table-count="1" meta:image-count="0" meta:object-count="0" meta:page-count="2" meta:paragraph-count="58" meta:word-count="478" meta:character-count="2940" meta:non-whitespace-character-count="2547"/>
    <meta:user-defined meta:name="Info 1"/>
    <meta:user-defined meta:name="Info 2"/>
    <meta:user-defined meta:name="Info 3"/>
    <meta:user-defined meta:name="Info 4"/>
  </office:meta>
</office:document-meta>
</file>